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ISY Inline Acronym</text:h>
      <text:p text:style-name="Text_20_body">Although the passage of the <text:span text:style-name="_5b_DAISY_5d__20_Acronym">A.D.A.</text:span> promised great benefits to</text:p>
      <text:p text:style-name="Text_20_body">disabled Americans, many of those benefits have been slow to materialize</text:p>
      <text:p text:style-name="Text_20_body">in the <text:span text:style-name="_5b_DAISY_5d__20_Acronym">U.S.</text:span></text:p>
      <text:p text:style-name="Text_20_body"><text:span text:style-name="_5b_DAISY_5d__20_Acronym">Last l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_5b_DAISY_5d__20_Acronym" style:display-name="[DAISY] Acronym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7:50:14</meta:creation-date>
    <meta:document-statistic meta:table-count="0" meta:image-count="0" meta:object-count="0" meta:page-count="1" meta:paragraph-count="5" meta:word-count="29" meta:character-count="174"/>
    <dc:date>2009-06-24T17:55:11</dc:date>
    <dc:creator>Vincent Spiewak</dc:creator>
    <meta:editing-duration>PT00H01M16S</meta:editing-duration>
    <meta:editing-cycles>1</meta:editing-cycles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